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TextPainter.PSTextPainter( NativeTextHandler nativeTex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TextPainter.makeFont( AttributedCharacterIterator ac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STextPainter.getBounds2D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hasUnsupportedGlyphs( String str , Font fo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STextPainter.getHighlightShape( Mark beginMark , Mark end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selectAt( double x , double y ,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hasUnsupportedAttributes( AttributedCharacterIterator aci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STextPainter.selectLast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getSelected( Mark start , Mark fini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getText( AttributedCharacterIterator ac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TextPainter.makeAWTFont( AttributedCharacterIterator aci , Font fo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TextPainter.getGeometryBounds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getStyle( AttributedCharacterIterator ac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TextPainter.getStringWidth( String str , Font fo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TextPainter.paintTextRuns( List textRuns , Graphics2D g2d , Point2D 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TextPainter.paintACI( AttributedCharacterIterator aci , Graphics2D g2d , Point2D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STextPainter.getMark( TextNode node , int pos , boolean 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updateLocationFromACI( AttributedCharacterIterator aci , Point2D l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STextPainter.selectFirst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getWeight( AttributedCharacterIterator ac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TextPainter.selectTo( double x , double y , Mark begin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extPainter.drawPrimitiveString( Graphics2D g2d , Point2D loc , Font font , String txt , float 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STextPainter.hasUnsupportedAttributes( Text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TextPainter.paint( TextNode node , Graphics2D g2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TextPainter.paintTextRun( StrokingTextPainter . TextRun run , Graphics2D g2d , Point2D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TextPainter.getOutline( Tex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